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PalatinoLinotype-Roman" svg:font-family="PalatinoLinotype-Roman"/>
    <style:font-face style:name="PalatinoLinotype-Roman1" svg:font-family="PalatinoLinotype-Roman" style:font-family-generic="roman"/>
    <style:font-face style:name="Times New Roman1" svg:font-family="'Times New Roman', 'Times New Roman'" style:font-family-generic="roman"/>
    <style:font-face style:name="Arial,Bold" svg:font-family="'Arial,Bold'" style:font-family-generic="swiss"/>
    <style:font-face style:name="Trebuchet-BoldItalic" svg:font-family="Trebuchet-BoldItalic" style:font-family-generic="swiss"/>
    <style:font-face style:name="TrebuchetMS-Bold" svg:font-family="TrebuchetMS-Bold" style:font-family-generic="swiss"/>
    <style:font-face style:name="TrebuchetMS-Italic" svg:font-family="TrebuchetMS-Italic" style:font-family-generic="swiss"/>
    <style:font-face style:name="Mangal2" svg:font-family="Mangal"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Arial" fo:font-size="11pt" fo:font-style="italic" fo:font-weight="bold" style:font-name-asian="PalatinoLinotype-Roman" style:font-size-asian="11pt" style:font-style-asian="italic" style:font-weight-asian="bold" style:font-name-complex="PalatinoLinotype-Roman" style:font-size-complex="11pt" style:font-style-complex="italic" style:font-weight-complex="bold"/>
    </style:style>
    <style:style style:name="P2" style:family="paragraph" style:parent-style-name="Standard">
      <style:paragraph-properties style:text-autospace="none"/>
      <style:text-properties style:font-name="Arial" fo:font-size="11pt" fo:font-style="italic" fo:font-weight="bold" style:font-size-asian="11pt" style:font-style-asian="italic" style:font-weight-asian="bold" style:font-size-complex="11pt" style:font-style-complex="italic" style:font-weight-complex="bold"/>
    </style:style>
    <style:style style:name="P3" style:family="paragraph" style:parent-style-name="Standard">
      <style:paragraph-properties fo:line-height="100%" fo:text-align="end" style:justify-single-word="false" style:text-autospace="none"/>
      <style:text-properties style:font-name="Arial" fo:font-size="11pt" fo:font-style="italic" fo:font-weight="normal" style:font-name-asian="PalatinoLinotype-Roman1" style:font-size-asian="11pt" style:font-style-asian="italic" style:font-weight-asian="normal" style:font-name-complex="PalatinoLinotype-Roman1" style:font-size-complex="11pt" style:font-style-complex="italic" style:font-weight-complex="normal"/>
    </style:style>
    <style:style style:name="P4" style:family="paragraph" style:parent-style-name="Standard">
      <style:paragraph-properties fo:text-align="end" style:justify-single-word="false" style:text-autospace="none"/>
      <style:text-properties fo:color="#000000" style:font-name="TrebuchetMS-Italic" fo:font-size="11pt" fo:font-weight="normal" style:font-name-asian="TrebuchetMS-Italic" style:font-size-asian="11pt" style:font-weight-asian="normal" style:font-name-complex="TrebuchetMS-Italic" style:font-size-complex="11pt" style:font-weight-complex="normal"/>
    </style:style>
    <style:style style:name="P5" style:family="paragraph" style:parent-style-name="Standard">
      <style:paragraph-properties fo:text-align="end" style:justify-single-word="false" style:text-autospace="none"/>
      <style:text-properties fo:color="#000000" style:font-name="Arial,Bold" fo:font-size="10.5pt" fo:font-weight="bold" style:font-name-asian="Arial,Bold" style:font-size-asian="10.5pt" style:font-weight-asian="bold" style:font-name-complex="Arial,Bold" style:font-size-complex="10.5pt" style:font-weight-complex="bold"/>
    </style:style>
    <style:style style:name="P6" style:family="paragraph" style:parent-style-name="Standard">
      <style:paragraph-properties style:text-autospace="none"/>
      <style:text-properties fo:color="#7da647" style:font-name="Arial"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Standard">
      <style:paragraph-properties style:text-autospace="none"/>
      <style:text-properties fo:color="#7da647" style:font-name="Arial" fo:font-size="11pt" fo:font-style="italic" fo:font-weight="bold" style:font-name-asian="PalatinoLinotype-Roman1" style:font-size-asian="11pt" style:font-style-asian="italic" style:font-weight-asian="bold" style:font-name-complex="PalatinoLinotype-Roman1" style:font-size-complex="11pt" style:font-style-complex="italic" style:font-weight-complex="bold"/>
    </style:style>
    <style:style style:name="P8" style:family="paragraph" style:parent-style-name="Standard">
      <style:paragraph-properties fo:margin-top="0cm" fo:margin-bottom="0cm" fo:line-height="100%" fo:text-align="end" style:justify-single-word="false"/>
      <style:text-properties fo:color="#000000" style:font-name="Arial" fo:font-size="11pt" fo:font-style="italic" fo:font-weight="bold" style:font-name-asian="PalatinoLinotype-Roman1" style:font-size-asian="11pt" style:language-asian="fr" style:country-asian="FR" style:font-style-asian="italic" style:font-weight-asian="bold" style:font-name-complex="PalatinoLinotype-Roman1" style:font-size-complex="11pt" style:language-complex="ar" style:country-complex="SA" style:font-style-complex="italic" style:font-weight-complex="bold"/>
    </style:style>
    <style:style style:name="P9" style:family="paragraph" style:parent-style-name="Standard">
      <style:paragraph-properties fo:margin-top="0cm" fo:margin-bottom="0cm" fo:line-height="100%" fo:text-align="end" style:justify-single-word="false"/>
      <style:text-properties fo:color="#000000" style:font-name="Arial" fo:font-size="11pt" fo:font-style="italic" fo:font-weight="normal" style:font-name-asian="PalatinoLinotype-Roman1" style:font-size-asian="11pt" style:language-asian="fr" style:country-asian="FR" style:font-style-asian="italic" style:font-weight-asian="normal" style:font-name-complex="PalatinoLinotype-Roman1" style:font-size-complex="11pt" style:language-complex="ar" style:country-complex="SA" style:font-style-complex="italic" style:font-weight-complex="normal"/>
    </style:style>
    <style:style style:name="P10" style:family="paragraph" style:parent-style-name="Standard">
      <style:paragraph-properties fo:margin-top="0cm" fo:margin-bottom="0cm" fo:line-height="100%"/>
      <style:text-properties fo:color="#000000" style:font-name="Arial" fo:font-size="11pt" fo:font-weight="normal" style:font-name-asian="Times New Roman" style:font-size-asian="11pt" style:language-asian="fr" style:country-asian="FR" style:font-weight-asian="normal" style:font-name-complex="Times New Roman" style:font-size-complex="11pt" style:language-complex="ar" style:country-complex="SA" style:font-weight-complex="normal"/>
    </style:style>
    <style:style style:name="P11" style:family="paragraph" style:parent-style-name="Standard">
      <style:paragraph-properties fo:margin-top="0cm" fo:margin-bottom="0cm" fo:line-height="100%" fo:text-align="center" style:justify-single-word="false"/>
      <style:text-properties fo:color="#000000" style:font-name="Arial" fo:font-size="15pt" fo:font-style="normal" fo:font-weight="bold" style:font-name-asian="PalatinoLinotype-Roman1" style:font-size-asian="15pt" style:language-asian="fr" style:country-asian="FR" style:font-style-asian="normal" style:font-weight-asian="bold" style:font-name-complex="PalatinoLinotype-Roman1" style:font-size-complex="15pt" style:language-complex="ar" style:country-complex="SA" style:font-style-complex="normal" style:font-weight-complex="bold"/>
    </style:style>
    <style:style style:name="P12" style:family="paragraph" style:parent-style-name="Standard">
      <style:paragraph-properties fo:margin-top="0cm" fo:margin-bottom="0cm" fo:line-height="100%" fo:text-align="end" style:justify-single-word="false"/>
      <style:text-properties fo:color="#000000" style:font-name="TrebuchetMS-Italic" fo:font-size="11pt" fo:font-style="italic" fo:font-weight="normal" style:font-name-asian="TrebuchetMS-Italic" style:font-size-asian="11pt" style:font-style-asian="italic" style:font-weight-asian="normal" style:font-name-complex="TrebuchetMS-Italic" style:font-size-complex="11pt" style:font-style-complex="italic" style:font-weight-complex="normal"/>
    </style:style>
    <style:style style:name="P13" style:family="paragraph" style:parent-style-name="Standard">
      <style:paragraph-properties fo:margin-top="0cm" fo:margin-bottom="0cm" fo:line-height="100%"/>
      <style:text-properties style:font-name="Arial" fo:font-size="11pt" fo:font-style="italic" fo:font-weight="bold" style:font-name-asian="PalatinoLinotype-Roman" style:font-size-asian="11pt" style:font-style-asian="italic" style:font-weight-asian="bold" style:font-name-complex="PalatinoLinotype-Roman" style:font-size-complex="11pt" style:font-style-complex="italic" style:font-weight-complex="bold"/>
    </style:style>
    <style:style style:name="P14" style:family="paragraph" style:parent-style-name="Standard">
      <style:paragraph-properties fo:margin-top="0cm" fo:margin-bottom="0cm" fo:line-height="100%"/>
      <style:text-properties style:font-name="Arial" fo:font-size="11pt" fo:font-style="italic" fo:font-weight="bold" style:font-name-asian="PalatinoLinotype-Roman1" style:font-size-asian="11pt" style:font-style-asian="italic" style:font-weight-asian="bold" style:font-name-complex="PalatinoLinotype-Roman1" style:font-size-complex="11pt" style:font-style-complex="italic" style:font-weight-complex="bold"/>
    </style:style>
    <style:style style:name="P15" style:family="paragraph" style:parent-style-name="Text_20_body">
      <style:paragraph-properties fo:margin-top="0cm" fo:margin-bottom="0cm" fo:line-height="100%"/>
      <style:text-properties fo:color="#000000" style:font-name="Arial" fo:font-size="11pt" fo:font-weight="bold" style:font-name-asian="Times New Roman" style:font-size-asian="11pt" style:language-asian="fr" style:country-asian="FR" style:font-weight-asian="bold" style:font-name-complex="Times New Roman" style:font-size-complex="11pt" style:language-complex="ar" style:country-complex="SA" style:font-weight-complex="bold"/>
    </style:style>
    <style:style style:name="P16" style:family="paragraph" style:parent-style-name="Text_20_body">
      <style:paragraph-properties fo:margin-top="0cm" fo:margin-bottom="0.423cm"/>
      <style:text-properties fo:color="#000000" style:font-name="Arial" fo:font-size="11pt" style:text-underline-style="solid" style:text-underline-width="auto" style:text-underline-color="font-color" fo:font-weight="bold" style:font-size-asian="11pt" style:font-weight-asian="bold" style:font-size-complex="11pt"/>
    </style:style>
    <style:style style:name="P17" style:family="paragraph" style:parent-style-name="Text_20_body">
      <style:paragraph-properties fo:margin-left="1.247cm" fo:margin-right="0cm" fo:margin-top="0cm" fo:margin-bottom="0cm" fo:text-indent="-0.499cm" style:auto-text-indent="false">
        <style:tab-stops>
          <style:tab-stop style:position="0cm"/>
        </style:tab-stops>
      </style:paragraph-properties>
      <style:text-properties style:font-name="Arial" fo:font-size="11pt" style:font-size-asian="11pt" style:font-size-complex="11pt"/>
    </style:style>
    <style:style style:name="P18" style:family="paragraph" style:parent-style-name="Text_20_body" style:master-page-name="Standard">
      <style:paragraph-properties fo:margin-top="0cm" fo:margin-bottom="0cm" fo:line-height="100%" style:page-number="auto"/>
      <style:text-properties fo:color="#000000" style:font-name="Arial" fo:font-size="11pt" fo:font-weight="bold" style:font-name-asian="Times New Roman" style:font-size-asian="11pt" style:language-asian="fr" style:country-asian="FR" style:font-weight-asian="bold" style:font-name-complex="Times New Roman" style:font-size-complex="11pt" style:language-complex="ar" style:country-complex="SA" style:font-weight-complex="bold"/>
    </style:style>
    <style:style style:name="P19" style:family="paragraph" style:parent-style-name="Text_20_body" style:list-style-name="WW8Num2">
      <style:paragraph-properties fo:margin-top="0cm" fo:margin-bottom="0cm">
        <style:tab-stops>
          <style:tab-stop style:position="0cm"/>
        </style:tab-stops>
      </style:paragraph-properties>
      <style:text-properties style:font-name="Arial" fo:font-size="11pt" style:font-size-asian="11pt" style:font-size-complex="11pt"/>
    </style:style>
    <style:style style:name="P20" style:family="paragraph" style:parent-style-name="Text_20_body" style:list-style-name="WW8Num2">
      <style:paragraph-properties fo:margin-left="1.247cm" fo:margin-right="0cm" fo:margin-top="0cm" fo:margin-bottom="0cm" fo:text-indent="-0.499cm" style:auto-text-indent="false">
        <style:tab-stops>
          <style:tab-stop style:position="0cm"/>
        </style:tab-stops>
      </style:paragraph-properties>
      <style:text-properties style:font-name="Arial" fo:font-size="11pt" style:font-size-asian="11pt" style:font-size-complex="11pt"/>
    </style:style>
    <style:style style:name="P21" style:family="paragraph" style:parent-style-name="Text_20_body" style:list-style-name="WW8Num2">
      <style:paragraph-properties fo:margin-left="1.247cm" fo:margin-right="0cm" fo:margin-top="0cm" fo:margin-bottom="0cm" fo:text-indent="-0.499cm" style:auto-text-indent="false">
        <style:tab-stops>
          <style:tab-stop style:position="0cm"/>
        </style:tab-stops>
      </style:paragraph-properties>
    </style:style>
    <style:style style:name="P22" style:family="paragraph" style:parent-style-name="Text_20_body" style:list-style-name="WW8Num2">
      <style:paragraph-properties fo:margin-left="1.247cm" fo:margin-right="0cm" fo:text-indent="-0.499cm" style:auto-text-indent="false">
        <style:tab-stops>
          <style:tab-stop style:position="0cm"/>
        </style:tab-stops>
      </style:paragraph-properties>
      <style:text-properties fo:color="#ffc000" style:font-name="Arial" fo:font-size="11pt" fo:font-style="italic" fo:font-weight="bold" style:font-size-asian="11pt" style:font-style-asian="italic" style:font-weight-asian="bold" style:font-size-complex="11pt"/>
    </style:style>
    <style:style style:name="P23" style:family="paragraph" style:parent-style-name="Default">
      <style:paragraph-properties style:text-autospace="none"/>
      <style:text-properties fo:color="#ff420e" style:font-name="Times New Roman1" fo:font-size="11pt" fo:font-style="italic" fo:font-weight="bold" style:font-name-asian="Times New Roman1" style:font-size-asian="11pt" style:font-style-asian="italic" style:font-weight-asian="bold" style:font-name-complex="Times New Roman1" style:font-size-complex="11pt" style:font-style-complex="italic" style:font-weight-complex="bold"/>
    </style:style>
    <style:style style:name="P24" style:family="paragraph" style:parent-style-name="Default" style:list-style-name="">
      <style:paragraph-properties fo:margin-left="0cm" fo:margin-right="0cm" fo:margin-top="0.141cm" fo:margin-bottom="0cm" fo:text-align="justify" style:justify-single-word="false" fo:text-indent="0.499cm" style:auto-text-indent="false" style:text-autospace="none"/>
    </style:style>
    <style:style style:name="P25" style:family="paragraph" style:parent-style-name="corps_20_de_20_texte">
      <style:paragraph-properties style:text-autospace="none"/>
      <style:text-properties fo:color="#ff420e" style:font-name="Times New Roman1" fo:font-size="11pt" fo:font-style="italic" fo:font-weight="bold" style:font-name-asian="Times New Roman1" style:font-size-asian="11pt" style:font-style-asian="italic" style:font-weight-asian="bold" style:font-name-complex="Times New Roman1" style:font-size-complex="11pt" style:font-style-complex="italic" style:font-weight-complex="bold"/>
    </style:style>
    <style:style style:name="P26" style:family="paragraph" style:parent-style-name="corps_20_de_20_texte">
      <style:paragraph-properties style:text-autospace="none"/>
      <style:text-properties fo:color="#ff420e" style:font-name="Times New Roman1" fo:font-size="11pt" fo:font-style="normal" fo:font-weight="bold" style:font-name-asian="Times New Roman1" style:font-size-asian="11pt" style:font-style-asian="normal" style:font-weight-asian="bold" style:font-name-complex="Times New Roman1" style:font-size-complex="11pt" style:font-style-complex="normal" style:font-weight-complex="bold"/>
    </style:style>
    <style:style style:name="P27" style:family="paragraph" style:parent-style-name="corps_20_de_20_texte" style:list-style-name="">
      <style:paragraph-properties fo:margin-left="0cm" fo:margin-right="0cm" fo:margin-top="0.141cm" fo:margin-bottom="0cm" fo:text-align="justify" style:justify-single-word="false" fo:text-indent="0.499cm" style:auto-text-indent="false" style:text-autospace="none">
        <style:tab-stops/>
      </style:paragraph-properties>
    </style:style>
    <style:style style:name="P28" style:family="paragraph" style:parent-style-name="corps_20_de_20_texte" style:list-style-name="">
      <style:paragraph-properties fo:margin-left="0cm" fo:margin-right="0cm" fo:margin-top="0.141cm" fo:margin-bottom="0cm" fo:text-align="justify" style:justify-single-word="false" fo:text-indent="0.499cm" style:auto-text-indent="false" style:text-autospace="none"/>
    </style:style>
    <style:style style:name="P29" style:family="paragraph" style:parent-style-name="corps_20_de_20_texte" style:list-style-name="">
      <style:paragraph-properties fo:margin-left="0cm" fo:margin-right="0cm" fo:margin-top="0.141cm" fo:margin-bottom="0cm" fo:text-align="justify" style:justify-single-word="false" fo:text-indent="0.499cm" style:auto-text-indent="false" fo:break-before="page" style:text-autospace="none"/>
      <style:text-properties fo:color="#ff420e" style:text-line-through-style="none" style:font-name="Times New Roman1" fo:font-size="11pt" style:text-underline-style="none" style:font-name-asian="Times New Roman1" style:font-size-asian="11pt" style:font-name-complex="Times New Roman1" style:font-size-complex="11pt"/>
    </style:style>
    <style:style style:name="P30" style:family="paragraph" style:parent-style-name="Footnote" style:list-style-name="">
      <style:paragraph-properties fo:margin-left="0.3cm" fo:margin-right="0cm" fo:margin-top="0cm" fo:margin-bottom="0cm" fo:text-align="justify" style:justify-single-word="false" fo:text-indent="-0.3cm" style:auto-text-indent="false" style:text-autospace="none">
        <style:tab-stops/>
      </style:paragraph-properties>
      <style:text-properties fo:color="#000000" style:text-line-through-style="none" style:font-name="Times New Roman1" fo:font-size="11pt" style:text-underline-style="none" style:font-name-asian="Times New Roman1" style:font-size-asian="11pt" style:font-name-complex="Times New Roman1" style:font-size-complex="11pt"/>
    </style:style>
    <style:style style:name="P31" style:family="paragraph" style:parent-style-name="Normal_20__28_Web_29_" style:list-style-name="">
      <style:paragraph-properties fo:margin-left="0cm" fo:margin-right="0cm" fo:margin-top="0.176cm" fo:margin-bottom="0.176cm" fo:text-align="start" style:justify-single-word="false" fo:text-indent="0cm" style:auto-text-indent="false" style:text-autospace="none"/>
      <style:text-properties fo:color="#000000" style:text-line-through-style="none" style:font-name="Times New Roman1" fo:font-size="11pt" style:text-underline-style="none" style:font-name-asian="Times New Roman1" style:font-size-asian="11pt" style:font-name-complex="Times New Roman1" style:font-size-complex="11pt"/>
    </style:style>
    <style:style style:name="T1" style:family="text">
      <style:text-properties fo:color="#00b050"/>
    </style:style>
    <style:style style:name="T2" style:family="text">
      <style:text-properties fo:color="#00b050" fo:font-weight="bold" style:font-weight-asian="bold"/>
    </style:style>
    <style:style style:name="T3" style:family="text">
      <style:text-properties fo:color="#00b050" fo:font-style="italic" fo:font-weight="bold" style:font-style-asian="italic" style:font-weight-asian="bold"/>
    </style:style>
    <style:style style:name="T4" style:family="text">
      <style:text-properties fo:color="#00b050" fo:font-style="normal" fo:font-weight="bold" style:font-style-asian="normal" style:font-weight-asian="bold" style:font-style-complex="normal"/>
    </style:style>
    <style:style style:name="T5" style:family="text">
      <style:text-properties fo:color="#ffc000" fo:font-style="italic" fo:font-weight="bold" style:font-style-asian="italic" style:font-weight-asian="bold"/>
    </style:style>
    <style:style style:name="T6" style:family="text">
      <style:text-properties fo:color="#ffc000" fo:font-weight="bold" style:font-weight-asian="bold"/>
    </style:style>
    <style:style style:name="T7" style:family="text">
      <style:text-properties fo:color="#0000ff" style:font-name="TrebuchetMS-Bold" style:font-name-asian="TrebuchetMS-Bold" style:font-name-complex="TrebuchetMS-Bold"/>
    </style:style>
    <style:style style:name="T8" style:family="text">
      <style:text-properties fo:font-size="11pt" fo:font-weight="normal" style:font-size-asian="11pt" style:font-weight-asian="normal" style:font-size-complex="11pt" style:font-weight-complex="normal"/>
    </style:style>
    <style:style style:name="T9" style:family="text">
      <style:text-properties style:font-name="Trebuchet-BoldItalic" fo:font-style="italic" style:font-name-asian="Trebuchet-BoldItalic" style:font-style-asian="italic" style:font-name-complex="Trebuchet-BoldItalic" style:font-style-complex="italic"/>
    </style:style>
    <style:style style:name="T10" style:family="text">
      <style:text-properties style:font-name="TrebuchetMS-Bold" style:font-name-asian="TrebuchetMS-Bold" style:font-name-complex="TrebuchetMS-Bold"/>
    </style:style>
    <style:style style:name="T11" style:family="text">
      <style:text-properties style:font-name-asian="PalatinoLinotype-Roman1" style:font-name-complex="PalatinoLinotype-Roman1"/>
    </style:style>
    <style:style style:name="T12" style:family="text">
      <style:text-properties style:font-name-asian="PalatinoLinotype-Roman" style:font-name-complex="PalatinoLinotype-Roman"/>
    </style:style>
    <style:style style:name="T13" style:family="text">
      <style:text-properties fo:color="#000000" style:text-line-through-style="none" style:font-name="Times New Roman1" fo:font-size="11pt" style:text-underline-style="none" style:font-name-asian="Times New Roman1" style:font-size-asian="11pt" style:font-name-complex="Times New Roman1" style:font-size-complex="11pt"/>
    </style:style>
    <style:style style:name="T14" style:family="text">
      <style:text-properties fo:color="#000000" style:text-line-through-style="none" style:font-name="Times New Roman1" fo:font-size="9pt" style:text-underline-style="none" style:font-name-asian="Times New Roman1" style:font-size-asian="9pt" style:font-name-complex="Times New Roman1" style:font-size-complex="9pt"/>
    </style:style>
    <style:style style:name="T15" style:family="text">
      <style:text-properties fo:color="#000000" style:text-line-through-style="none" style:font-name="Times New Roman1" fo:font-size="8pt" style:text-underline-style="none" style:font-name-asian="Times New Roman1" style:font-size-asian="8pt" style:font-name-complex="Times New Roman1" style:font-size-complex="8pt"/>
    </style:style>
    <style:style style:name="T16" style:family="text">
      <style:text-properties fo:color="#000000" style:text-line-through-style="none" style:font-name="Times New Roman1" fo:font-size="10pt" style:text-underline-style="none" style:font-name-asian="Times New Roman1" style:font-size-asian="10pt" style:font-name-complex="Times New Roman1" style:font-size-complex="10pt"/>
    </style:style>
    <style:style style:name="T17" style:family="text">
      <style:text-properties fo:color="#000000" style:text-line-through-style="none" style:font-name="Arial" fo:font-size="11pt" fo:font-style="italic" style:text-underline-style="none" fo:font-weight="bold" style:font-name-asian="PalatinoLinotype-Roman1" style:font-size-asian="11pt" style:font-style-asian="italic" style:font-weight-asian="bold" style:font-name-complex="PalatinoLinotype-Roman1" style:font-size-complex="11pt" style:font-style-complex="italic" style:font-weight-complex="bold"/>
    </style:style>
    <style:style style:name="T18" style:family="text">
      <style:text-properties style:text-position="36% 100%"/>
    </style:style>
    <style:style style:name="T19" style:family="text">
      <style:text-properties fo:font-size="9pt" style:font-size-asian="9pt" style:font-size-complex="9pt"/>
    </style:style>
    <style:style style:name="T20" style:family="text">
      <style:text-properties style:text-line-through-style="none" style:text-position="36% 100%" style:text-underline-style="none"/>
    </style:style>
    <style:style style:name="T21" style:family="text">
      <style:text-properties style:text-line-through-style="none" style:font-name="Times New Roman1" fo:font-size="9pt" style:text-underline-style="none" style:font-name-asian="Times New Roman1" style:font-size-asian="9pt" style:font-name-complex="Times New Roman1" style:font-size-complex="9pt"/>
    </style:style>
    <style:style style:name="T22" style:family="text">
      <style:text-properties style:text-line-through-style="none" style:font-name="Times New Roman1" fo:font-size="8pt" style:text-underline-style="none" style:font-name-asian="Times New Roman1" style:font-size-asian="8pt" style:font-name-complex="Times New Roman1" style:font-size-complex="8pt"/>
    </style:style>
    <style:style style:name="T23" style:family="text">
      <style:text-properties style:text-line-through-style="none" style:font-name="Times New Roman1" fo:font-size="10pt" style:text-underline-style="none" style:font-name-asian="Times New Roman1" style:font-size-asian="10pt" style:font-name-complex="Times New Roman1" style:font-size-complex="10pt"/>
    </style:style>
    <style:style style:name="T24" style:family="text">
      <style:text-properties style:text-line-through-style="none" style:font-name="Times New Roman1" fo:font-size="11pt" style:text-underline-style="none" style:font-name-asian="Times New Roman1" style:font-size-asian="11pt" style:font-name-complex="Times New Roman1" style:font-size-complex="11pt"/>
    </style:style>
    <style:style style:name="T25" style:family="text">
      <style:text-properties fo:color="#ff420e" style:text-position="36% 100%"/>
    </style:style>
    <style:style style:name="T26" style:family="text">
      <style:text-properties fo:color="#ff420e" fo:font-size="9pt" style:font-size-asian="9pt" style:font-size-complex="9pt"/>
    </style:style>
    <style:style style:name="T27" style:family="text">
      <style:text-properties fo:color="#ff420e" style:text-line-through-style="none" style:text-position="36% 100%" style:text-underline-style="none"/>
    </style:style>
    <style:style style:name="T28" style:family="text">
      <style:text-properties fo:color="#ff420e" style:text-line-through-style="none" style:font-name="Times New Roman1" fo:font-size="9pt" style:text-underline-style="none" style:font-name-asian="Times New Roman1" style:font-size-asian="9pt" style:font-name-complex="Times New Roman1" style:font-size-complex="9pt"/>
    </style:style>
    <style:style style:name="T29" style:family="text">
      <style:text-properties fo:color="#ff420e" style:text-line-through-style="none" style:font-name="Times New Roman1" fo:font-size="8pt" style:text-underline-style="none" style:font-name-asian="Times New Roman1" style:font-size-asian="8pt" style:font-name-complex="Times New Roman1" style:font-size-complex="8pt"/>
    </style:style>
    <style:style style:name="T30" style:family="text">
      <style:text-properties fo:color="#ff420e" style:text-line-through-style="none" style:font-name="Times New Roman1" fo:font-size="10pt" style:text-underline-style="none" style:font-name-asian="Times New Roman1" style:font-size-asian="10pt" style:font-name-complex="Times New Roman1" style:font-size-complex="10pt"/>
    </style:style>
    <style:style style:name="T31" style:family="text">
      <style:text-properties fo:color="#ff420e" style:text-line-through-style="none" style:font-name="Times New Roman1" fo:font-size="11pt" style:text-underline-style="none" style:font-name-asian="Times New Roman1" style:font-size-asian="11pt" style:font-name-complex="Times New Roman1"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Le Sol-violette :</text:p>
      <text:p text:style-name="P15"/>
      <text:list xml:id="list38484260" text:style-name="WW8Num2">
        <text:list-item>
          <text:p text:style-name="P20"><text:span text:style-name="T2">RECONNAIT vos pratiques</text:span><text:span text:style-name="T1"> responsables et éthiques<text:line-break/></text:span><text:span text:style-name="T5">"Je fais parti d'un réseau d'acteurs qui portent les même valeurs que moi"</text:span></text:p>
        </text:list-item>
        <text:list-item>
          <text:p text:style-name="P20"><text:span text:style-name="T2">VALORISE votre image</text:span><text:span text:style-name="T1">, votre réputation par son caractère innovant et médiatique<text:line-break/></text:span><text:span text:style-name="T5">"Le Sol ? tout le monde en parle !"</text:span></text:p>
        </text:list-item>
        <text:list-item>
          <text:p text:style-name="P21">FIDELISE les clients d'un réseau d'acteurs solidaires et respectueux de l'environnement "Avec le Sol, je fidélise de nouveaux clients" </text:p>
        </text:list-item>
      </text:list>
      <text:p text:style-name="P17"/>
      <text:p text:style-name="P17"/>
      <text:list xml:id="list38509193" text:continue-numbering="true" text:style-name="WW8Num2">
        <text:list-item>
          <text:p text:style-name="P20"><text:span text:style-name="T2">AFFECTE la monnaie à un circuit local</text:span><text:span text:style-name="T1"> en la retirant des marchés spèculatifs.<text:line-break/></text:span><text:span text:style-name="T5">"le Sol c'est de l'argent pour chez nous et pas pour Wall Street"</text:span></text:p>
        </text:list-item>
        <text:list-item>
          <text:p text:style-name="P19"><text:span text:style-name="T4">CIRCULE</text:span><text:span text:style-name="T3"> plus rapidement par une incitation à les échanges <text:line-break/></text:span><text:span text:style-name="T5">"Avec le Sol je vends <text:s/>!"</text:span><text:span text:style-name="T3"> </text:span></text:p>
        </text:list-item>
        <text:list-item>
          <text:p text:style-name="P19"><text:span text:style-name="T4">INVESTI </text:span><text:span text:style-name="T3">dans le réseau par une contribution à l'épargne solidaire<text:line-break/></text:span><text:span text:style-name="T5">"J'ai reçu un prêt et une subvention en sol !"</text:span></text:p>
        </text:list-item>
        <text:list-item>
          <text:p text:style-name="P20"><text:span text:style-name="T2">DESENDETTE les acteurs économiques</text:span><text:span text:style-name="T1"> car vous ils ne payent plus d'intérêt pour sa création </text:span><text:span text:style-name="T5">"Utilisez le Sol, ça coûte moins cher"</text:span> </text:p>
        </text:list-item>
      </text:list>
      <text:p text:style-name="P17"/>
      <text:p text:style-name="P17"/>
      <text:list xml:id="list38492988" text:continue-numbering="true" text:style-name="WW8Num2">
        <text:list-item>
          <text:p text:style-name="P20"><text:span text:style-name="T2">EST COMPLEMENTAIRE à l'euro</text:span><text:span text:style-name="T1"> car il compense sa rareté dans l'économie réelle<text:line-break/></text:span><text:span text:style-name="T5">"Ah ? Le sol ne remplace pas l'euro !"</text:span> </text:p>
        </text:list-item>
        <text:list-item>
          <text:p text:style-name="P20"><text:span text:style-name="T2">EST CONVERTIBLE</text:span><text:span text:style-name="T1"> et garantie en euro </text:span><text:span text:style-name="T5">Un sol = Un euro"</text:span></text:p>
        </text:list-item>
        <text:list-item>
          <text:p text:style-name="P20"><text:span text:style-name="T2">EST DEMOCRATIQUE</text:span><text:span text:style-name="T1"> car ses acteurs (Acheteurs, Vendeurs, Financiers et Institutions) gèrent collectivement son fonctionnement<text:line-break/></text:span><text:span text:style-name="T6">"Dans les réunion du sol, mon avis est pris en compte !"</text:span></text:p>
          <text:p text:style-name="P22"/>
        </text:list-item>
      </text:list>
      <text:p text:style-name="P16">Vous rend acteur d'une solution locale à 'une crise globale</text:p>
      <text:p text:style-name="P11"/>
      <text:p text:style-name="P11">citations pertinnentes <text:s/>:</text:p>
      <text:p text:style-name="P9"/>
      <text:p text:style-name="P9"/>
      <text:p text:style-name="P12">Livre Blanc</text:p>
      <text:p text:style-name="P4"><text:span text:style-name="T9">Toutes </text:span><text:span text:style-name="T10">les options pour gérer une crise bancaire systémique</text:span></text:p>
      <text:p text:style-name="P4"><text:span text:style-name="T10">Bernard Lietaer (</text:span><text:span text:style-name="T7">blietaer@earthlink.net</text:span><text:span text:style-name="T10">)</text:span></text:p>
      <text:p text:style-name="P4"><text:span text:style-name="T10">Dr. Robert Ulanowicz (</text:span><text:span text:style-name="T7">ulan@cbl.umces.edu</text:span><text:span text:style-name="T10">)</text:span></text:p>
      <text:p text:style-name="P4"><text:span text:style-name="T10">Dr. Sally Goerner (</text:span><text:span text:style-name="T7">sgoerner@mindspring.com</text:span><text:span text:style-name="T10">)</text:span></text:p>
      <text:p text:style-name="P5"><text:span text:style-name="T8">Novembre 2008</text:span> <text:s text:c="5"/>, <text:a xlink:type="simple" xlink:href="http://arecom-geneos.com/~fbosque/monnaie/Livre_Blanc_lietaer.pdf">http://arecom-geneos.com/~fbosque/monnaie/Livre_Blanc_lietaer.pdf</text:a>, p.14</text:p>
      <text:p text:style-name="P8"><text:s/></text:p>
      <text:p text:style-name="P9">« Ainsi, contrairement à ce que certains croient, notre argent n’est pas créé par les</text:p>
      <text:p text:style-name="P9"/>
      <text:p text:style-name="P3">gouvernements ou les banques centrales, il est créé par le moyen de dettes auprès des</text:p>
      <text:p text:style-name="P3"><text:soft-page-break/>banques. Quand les banques sont privées, comme elles le sont dans la plus grande partie du</text:p>
      <text:p text:style-name="P3">monde, la création d’argent est donc une affaire privée. Si le système bancaire abuse de</text:p>
      <text:p text:style-name="P3">cette prérogative, ce privilège pourrait et/ou devrait être retiré. La logique n’est pas neuve:</text:p>
      <text:p text:style-name="P3">l’argent est un bien public, et le droit d’émettre de la monnaie légale appartient au moins</text:p>
      <text:p text:style-name="P3">théoriquement au gouvernement ».</text:p>
      <text:p text:style-name="P10">même livre, page 14 citation 19 :</text:p>
      <text:p text:style-name="P10"/>
      <text:p text:style-name="P13">ʺ<text:span text:style-name="T11">Si le peuple américain permettait jamais à des banques privées de contrôler l</text:span>ʹ<text:span text:style-name="T11">émission de leur </text:span></text:p>
      <text:p text:style-name="P14"/>
      <text:p text:style-name="P1"><text:span text:style-name="T11">monnaie, d</text:span>ʹ<text:span text:style-name="T11">abord par l</text:span>ʹ<text:span text:style-name="T11">inflation, ensuite par déflation, les banques ... priveront le peuple de</text:span></text:p>
      <text:p text:style-name="P1"><text:span text:style-name="T11">toute propriété jusqu</text:span>ʹ<text:span text:style-name="T11">à de que leurs enfant s</text:span>ʹ<text:span text:style-name="T11">éveillent sans abri sur le continent que leurs pères</text:span></text:p>
      <text:p text:style-name="P1"><text:span text:style-name="T11">ont conquis ... Le pouvoir d</text:span>ʹ<text:span text:style-name="T11">émission doit être enlevé aux banques et restitué au peuple à qui il</text:span></text:p>
      <text:p text:style-name="P2"><text:span text:style-name="T11">appartient de bon droit </text:span><text:span text:style-name="T12">ʺ </text:span><text:span text:style-name="T11">(Thomas Jefferson)</text:span></text:p>
      <text:p text:style-name="P25">Texte Celina Whitaker et Jêrome Blanc : Projet SOL</text:p>
      <text:p text:style-name="P23"/>
      <text:p text:style-name="P26">La principale fonction de la monnaie, sa justification historique, est de faciliter l’échange et l’activité entre les êtres humains en établissant une unité de compte commune et en créant </text:p>
      <text:p text:style-name="P30"><text:span text:style-name="Appel_20_note_20_de_20_bas_20_de_20_p."><text:span text:style-name="T25">1 </text:span></text:span><text:span text:style-name="T26">Celina Whitaker est membre de l’équipe de coordination du projet Sol. </text:span></text:p>
      <text:p text:style-name="P31"><text:span text:style-name="Appel_20_note_20_de_20_bas_20_de_20_p."><text:span text:style-name="T25">2 </text:span></text:span><text:span text:style-name="T26">Pascale Delille est consultante en économie sociale et solidaire pour l’association Synsol. </text:span></text:p>
      <text:p text:style-name="P30"><text:span text:style-name="Appel_20_note_20_de_20_bas_20_de_20_p."><text:span text:style-name="T25">3 </text:span></text:span><text:span text:style-name="T26">Ce texte a été écrit avec la collaboration de Patrick Viveret et de Jean Philippe Poulnot. Patrick Viveret est notamment l’auteur de « Reconsidérer la richesse », un rapport de la mission « Nouveaux facteurs de richesses » réalisé à la demande du secrétariat d’État à l’Économie solidaire en 2002. Jean Philippe Poulnot appartient au groupe Chèque Déjeuner, porteur du projet Sol. </text:span></text:p>
      <text:p text:style-name="P27"><text:span text:style-name="Appel_20_note_20_de_20_bas_20_de_20_p."><text:span text:style-name="T27">4 </text:span></text:span><text:span text:style-name="T28">Voir, en particulier, les travaux de Dominique Méda (1997) et de Patrick Viveret (2003). </text:span><text:span text:style-name="T29">LE PROJET SOL : POUR RETROUVER LE SENS DES VALEURS </text:span><text:span text:style-name="T30">384 </text:span></text:p>
      <text:p text:style-name="P29">un espace de confiance. Mais cette approche de la richesse, organisée autour de l’avoir monétaire, transforme la monnaie en bien. On assiste alors à deux phénomènes symétriques, qui invalident cette fonction d’échange. D’un coté, la montée de la pauvreté et de la précarité, la « sous-monétarisation » pour les millions de personnes qui, dans nos sociétés, disposent de revenus très insuffisants. Pour eux cela signifie que la monnaie ne remplit pas sa fonction première qui est de faciliter l’échange et l’activité. Un potentiel considérable de création de richesses est ainsi gaspillé, l’intelligence, les capacités créatrices et transformatrices de ces personnes étant stérilisées et concentrées sur une pure logique de survie. </text:p>
      <text:p text:style-name="P28"><text:span text:style-name="T31">En parallèle, il existe une « surmonétarisation » pour une minorité de possédants très riches, ce que reflètent les chiffres officiels des Nations unies mettant en évidence que la fortune de deux cent vingt-cinq personnes est égale aux revenus de deux milliards et demi d’êtres humains</text:span><text:span text:style-name="Appel_20_note_20_de_20_bas_20_de_20_p."><text:span text:style-name="T27">5</text:span></text:span><text:span text:style-name="T31">. Cet excès de monnaie pourrait, théoriquement, être mobilisé en vue de multiplier les échanges et de créer des richesses susceptibles de répondre aux besoins des populations, mais en réalité l’essentiel de cette monnaie tourne, avec l’unique objectif de produire encore plus de monnaie, dans des bulles spéculatives dont l’explosion récurrente fait des ravages dans l’économie réelle</text:span><text:span text:style-name="Appel_20_note_20_de_20_bas_20_de_20_p."><text:span text:style-name="T27">6</text:span></text:span><text:span text:style-name="T31">. </text:span></text:p>
      <text:p text:style-name="P24"><text:span text:style-name="T17"/></text:p>
      <text:p text:style-name="P7">partagé par mes amis :</text:p>
      <text:p text:style-name="P6"><text:span text:style-name="T11">Selon un rapport du Programme des Nations-Unies pour le Développement (PNUD):<text:line-break/><text:line-break/>Les 3 personnes les plus riches du monde sont aussi riches que les 48 pays les plus pauvres.<text:line-break/>...<text:line-break/>Les avoirs des 84 personnes les plus riches dépasse le produit intérieur brut de la Chine avec ses 1,2 milliards d'habitants.<text:line-break/><text:line-break/>Les 225 personnes les plus riches disposent d'une fortune équivalente au revenu annuel cumulé des 47% d'individus les plus pauvres de la planète, soit plus de 3 milliards de personnes.<text:line-break/><text:line-break/>Selon le même organe des Nations-Unies, il suffirait de moins de 4% de la richesse cumulée de ces 225 plus grosses fortunes mondiales (évaluées à plus de 1000 milliards de dollars) pour donner à toute la population du globe l'accès aux besoins de base et aux services élémentaires: santé, éducation, alimentation.<text:line-break/><text:line-break/>Rapport ONU - PNUD 1998 - disponible chez Economica, 49, rue Héricart, 75015 Paris<text:line-break/><text:line-break/>Autres chiffres:<text:line-break/><text:line-break/>122 entreprises sont à l'origine de 80% de toutes les émissions de dioxyde de carbone<text:line-break/></text:span><text:span text:style-name="T11"><text:line-break/>Pour sa fabrication, un yacht de luxe nécéssite 200.000 heures de travail, soit 96 </text:span><text:span text:style-name="T11">années de travail d'une personne (8 heures par jour, 5 jours sur 7). Ainsi, avec ce qu'il gagne en quelques jours, un milliardaire peut s'approprier la vie entière d'un autre être humain.<text:line-break/><text:line-break/>Aux Etats-Unis, les 100 plus importants PDG gagnent chacun en moyenne 1000 fois plus que leurs salariés "ordinaires"<text:line-break/><text:line-break/></text:span><text:soft-page-break/><text:span text:style-name="T11">La fortune personnelle de Bill Gates (50 milliards de dollars) est égale à la fortune cumulée des 106 millions d'Américains les plus pauvres...<text:line-break/><text:line-break/>Le budget militaire américain de la seule année 2004 a été de 480 milliards de dollars, ce qui représente une dépense de 27.342 dollars par heure depuis la naissance du Christ.<text:line-break/><text:line-break/>En 2002, George W. Bush a décidé une hausse des dépenses militaires de 40 milliards de dollars.<text:line-break/>Cette seule augmentation du budget militaire américain représente exactement la somme qui serait nécéssaire pour résoudre définitivement le problème de la faim dans le monde. (selon les estimations de l'ONU)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PalatinoLinotype-Roman" svg:font-family="PalatinoLinotype-Roman"/>
    <style:font-face style:name="PalatinoLinotype-Roman1" svg:font-family="PalatinoLinotype-Roman" style:font-family-generic="roman"/>
    <style:font-face style:name="Times New Roman1" svg:font-family="'Times New Roman', 'Times New Roman'" style:font-family-generic="roman"/>
    <style:font-face style:name="Arial,Bold" svg:font-family="'Arial,Bold'" style:font-family-generic="swiss"/>
    <style:font-face style:name="Trebuchet-BoldItalic" svg:font-family="Trebuchet-BoldItalic" style:font-family-generic="swiss"/>
    <style:font-face style:name="TrebuchetMS-Bold" svg:font-family="TrebuchetMS-Bold" style:font-family-generic="swiss"/>
    <style:font-face style:name="TrebuchetMS-Italic" svg:font-family="TrebuchetMS-Italic" style:font-family-generic="swiss"/>
    <style:font-face style:name="Mangal2" svg:font-family="Mangal"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text-align="start" style:justify-single-word="false" fo:orphans="2" fo:widows="2" fo:hyphenation-ladder-count="no-limit" style:writing-mode="lr-tb"/>
      <style:text-properties style:use-window-font-color="true" style:font-name="Calibri" fo:font-size="11pt" fo:language="fr" fo:country="FR" style:font-name-asian="Calibri" style:font-size-asian="11pt" style:language-asian="zh" style:country-asian="CN" style:font-name-complex="Calibri" style:font-size-complex="11pt" style:language-complex="he" style:country-complex="IL"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1" style:font-size-asian="14pt" style:font-name-complex="Mang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margin-top="0cm" fo:margin-bottom="0cm" fo:line-height="100%" fo:hyphenation-ladder-count="no-limit" style:text-autospace="none" style:writing-mode="lr-tb"/>
      <style:text-properties fo:color="#000000" style:font-name="Times New Roman1" fo:font-size="12pt" fo:language="fr" fo:country="FR" style:font-name-asian="Times New Roman1" style:font-size-asian="12pt" style:language-asian="zh" style:country-asian="CN" style:font-name-complex="Times New Roman1" style:font-size-complex="12pt" style:language-complex="hi" style:country-complex="IN" fo:hyphenate="false" fo:hyphenation-remain-char-count="2" fo:hyphenation-push-char-count="2"/>
    </style:style>
    <style:style style:name="corps_20_de_20_texte" style:display-name="corps de texte" style:family="paragraph" style:parent-style-name="Default" style:next-style-name="Default">
      <style:paragraph-properties fo:text-align="start" style:justify-single-word="false"/>
      <style:text-properties style:use-window-font-color="true" style:font-name="Times New Roman" fo:font-size="12pt" style:font-name-asian="SimSun" style:font-size-asian="12pt" style:font-name-complex="Mangal" style:font-size-complex="1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ormal_20__28_Web_29_" style:display-name="Normal (Web)" style:family="paragraph" style:parent-style-name="Default" style:next-style-name="Default">
      <style:paragraph-properties fo:text-align="start" style:justify-single-word="false"/>
      <style:text-properties style:use-window-font-color="true" style:font-name="Times New Roman" fo:font-size="12pt" style:font-name-asian="SimSun" style:font-size-asian="12pt" style:font-name-complex="Mangal" style:font-size-complex="12pt"/>
    </style:style>
    <style:style style:name="Absatz-Standardschriftart" style:family="text"/>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Numbering_20_Symbols" style:display-name="Numbering Symbols" style:family="text"/>
    <style:style style:name="Appel_20_note_20_de_20_bas_20_de_20_p." style:display-name="Appel note de bas de p." style:family="text" style:parent-style-name="Default">
      <style:text-properties fo:font-size="12pt" style:font-size-asian="12pt" style:font-size-complex="12pt"/>
    </style:style>
    <style:style style:name="Default" style:family="text">
      <style:text-properties fo:color="#000000" style:font-name="Times New Roman1" fo:font-size="12pt" style:font-name-asian="Times New Roman1" style:font-size-asian="12pt" style:font-name-complex="Times New Roman1"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bosque</meta:initial-creator>
    <meta:creation-date>2011-02-21T19:56:00</meta:creation-date>
    <dc:creator>Andrea CARO GOMEZ</dc:creator>
    <dc:date>2011-03-05T18:37:53.17</dc:date>
    <meta:editing-cycles>15</meta:editing-cycles>
    <meta:editing-duration>PT575H08M13S</meta:editing-duration>
    <meta:generator>OpenOffice.org/3.2$Win32 OpenOffice.org_project/320m18$Build-9502</meta:generator>
    <meta:document-statistic meta:table-count="0" meta:image-count="0" meta:object-count="0" meta:page-count="4" meta:paragraph-count="43" meta:word-count="1120" meta:character-count="6998"/>
  </office:meta>
</office:document-meta>
</file>